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132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 style:data-style-name="N132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32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 style:data-style-name="N13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7" style:family="table-cell" style:parent-style-name="Default" style:data-style-name="N13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Julio 2025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29"/>
          <table:table-cell table:style-name="ce26" office:value-type="string" calcext:value-type="string">
            <text:p>Servicios 8 Capillas</text:p>
          </table:table-cell>
          <table:table-cell table:style-name="ce16" office:value-type="float" office:value="706459.63" calcext:value-type="float">
            <text:p>$ 706.459,63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16" office:value-type="float" office:value="280200" calcext:value-type="float">
            <text:p>$ 280.20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16" office:value-type="float" office:value="746573.36" calcext:value-type="float">
            <text:p>$ 746.573,36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16" office:value-type="float" office:value="173210" calcext:value-type="float">
            <text:p>$ 173.210,00</text:p>
          </table:table-cell>
          <table:table-cell table:style-name="ce26" office:value-type="string" calcext:value-type="string">
            <text:p>Combustible</text:p>
          </table:table-cell>
          <table:table-cell table:style-name="ce16" office:value-type="float" office:value="107182" calcext:value-type="float">
            <text:p>$ 107.182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16" office:value-type="float" office:value="327550" calcext:value-type="float">
            <text:p>$ 327.550,00</text:p>
          </table:table-cell>
          <table:table-cell table:style-name="ce26" office:value-type="string" calcext:value-type="string">
            <text:p>Arreglos San Eduardo</text:p>
          </table:table-cell>
          <table:table-cell table:style-name="ce16" office:value-type="float" office:value="19500" calcext:value-type="float">
            <text:p>$ 19.5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16" office:value-type="float" office:value="311200" calcext:value-type="float">
            <text:p>$ 311.200,00</text:p>
          </table:table-cell>
          <table:table-cell table:style-name="ce26" office:value-type="string" calcext:value-type="string">
            <text:p>Velas</text:p>
          </table:table-cell>
          <table:table-cell table:style-name="ce16" office:value-type="float" office:value="140000" calcext:value-type="float">
            <text:p>$ 14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16" office:value-type="float" office:value="1149130" calcext:value-type="float">
            <text:p>$ 1.149.130,00</text:p>
          </table:table-cell>
          <table:table-cell table:style-name="ce26" office:value-type="string" calcext:value-type="string">
            <text:p>Service VW</text:p>
          </table:table-cell>
          <table:table-cell table:style-name="ce16" office:value-type="float" office:value="427946.99" calcext:value-type="float">
            <text:p>$ 427.946,99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16" office:value-type="float" office:value="23650" calcext:value-type="float">
            <text:p>$ 23.650,00</text:p>
          </table:table-cell>
          <table:table-cell table:style-name="ce26" office:value-type="string" calcext:value-type="string">
            <text:p>Farmacia</text:p>
          </table:table-cell>
          <table:table-cell table:style-name="ce16" office:value-type="float" office:value="80000" calcext:value-type="float">
            <text:p>$ 8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16"/>
          <table:table-cell table:style-name="ce26" office:value-type="string" calcext:value-type="string">
            <text:p>San Pedro Fides x 2 sacerdotes</text:p>
          </table:table-cell>
          <table:table-cell table:style-name="ce16" office:value-type="float" office:value="464000" calcext:value-type="float">
            <text:p>$ 464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2264940" calcext:value-type="float">
            <text:p>$ 2.264.940,00</text:p>
          </table:table-cell>
          <table:table-cell table:style-name="ce26" office:value-type="string" calcext:value-type="string">
            <text:p>Limpieza Templos</text:p>
          </table:table-cell>
          <table:table-cell table:style-name="ce16" office:value-type="float" office:value="100000" calcext:value-type="float">
            <text:p>$ 1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Colecta Obolo de San Pedro</text:p>
          </table:table-cell>
          <table:table-cell table:style-name="ce16" office:value-type="float" office:value="300000" calcext:value-type="float">
            <text:p>$ 300.000,00</text:p>
          </table:table-cell>
          <table:table-cell table:style-name="ce26" office:value-type="string" calcext:value-type="string">
            <text:p>Colecta Obolo de San Pedro</text:p>
          </table:table-cell>
          <table:table-cell table:style-name="ce16" office:value-type="float" office:value="300000" calcext:value-type="float">
            <text:p>$ 3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16"/>
          <table:table-cell table:style-name="ce26" office:value-type="string" calcext:value-type="string">
            <text:p>Seguro Diocesano</text:p>
          </table:table-cell>
          <table:table-cell table:style-name="ce16" office:value-type="float" office:value="110000" calcext:value-type="float">
            <text:p>$ 11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Liturgia Cotidiana</text:p>
          </table:table-cell>
          <table:table-cell table:style-name="ce16" office:value-type="float" office:value="16620" calcext:value-type="float">
            <text:p>$ 16.62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16"/>
          <table:table-cell table:style-name="ce26" office:value-type="string" calcext:value-type="string">
            <text:p>Quema y Poda Calcuta</text:p>
          </table:table-cell>
          <table:table-cell table:style-name="ce16" office:value-type="float" office:value="80000" calcext:value-type="float">
            <text:p>$ 8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16"/>
          <table:table-cell table:style-name="ce26" office:value-type="string" calcext:value-type="string">
            <text:p>Arreglos Calcuta</text:p>
          </table:table-cell>
          <table:table-cell table:style-name="ce16" office:value-type="float" office:value="54450" calcext:value-type="float">
            <text:p>$ 54.45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Sacerdotes</text:p>
          </table:table-cell>
          <table:table-cell table:style-name="ce16" office:value-type="float" office:value="100000" calcext:value-type="float">
            <text:p>$ 1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Honorarios San Eduardo</text:p>
          </table:table-cell>
          <table:table-cell table:style-name="ce16" office:value-type="float" office:value="180000" calcext:value-type="float">
            <text:p>$ 18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16"/>
          <table:table-cell table:style-name="ce26" office:value-type="string" calcext:value-type="string">
            <text:p>Sueldo Irene</text:p>
          </table:table-cell>
          <table:table-cell table:style-name="ce16" office:value-type="float" office:value="336000" calcext:value-type="float">
            <text:p>$ 336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Donaciones</text:p>
          </table:table-cell>
          <table:table-cell table:style-name="ce16" office:value-type="float" office:value="1283000" calcext:value-type="float">
            <text:p>$ 1.283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16" table:formula="of:=[.C16]*0.1" office:value-type="float" office:value="226494" calcext:value-type="float">
            <text:p>$ 226.494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9" office:value-type="string" calcext:value-type="string">
            <text:p>Total Entradas</text:p>
          </table:table-cell>
          <table:table-cell table:style-name="ce36" table:formula="of:=[.C16]+[.C25]+[.C17]" office:value-type="float" office:value="3847940" calcext:value-type="float">
            <text:p>$ 3.847.940,00</text:p>
          </table:table-cell>
          <table:table-cell table:style-name="ce19" office:value-type="string" calcext:value-type="string">
            <text:p>Total Salidas</text:p>
          </table:table-cell>
          <table:table-cell table:style-name="ce36" table:formula="of:=SUM([.E8:.E25])" office:value-type="float" office:value="4195225.98" calcext:value-type="float">
            <text:p>$ 4.195.225,9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0" table:number-columns-repeated="2"/>
          <table:table-cell table:style-name="ce39" office:value-type="string" calcext:value-type="string">
            <text:p>Superávit</text:p>
          </table:table-cell>
          <table:table-cell table:style-name="ce36" table:formula="of:=[.C27]-[.E27]" office:value-type="float" office:value="-347285.98" calcext:value-type="float">
            <text:p>-$ 347.285,9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 table:number-columns-repeated="2"/>
          <table:table-cell table:style-name="ce40"/>
          <table:table-cell table:style-name="ce36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27"/>
          <table:table-cell table:style-name="ce20"/>
          <table:table-cell table:style-name="ce39"/>
          <table:table-cell table:style-name="ce36"/>
          <table:table-cell table:style-name="ce28"/>
          <table:table-cell table:number-columns-repeated="1018"/>
        </table:table-row>
        <table:table-row table:style-name="ro5">
          <table:table-cell table:number-columns-repeated="2"/>
          <table:table-cell table:style-name="ce20"/>
          <table:table-cell table:style-name="ce39"/>
          <table:table-cell table:style-name="ce36"/>
          <table:table-cell table:style-name="ce28"/>
          <table:table-cell table:number-columns-repeated="1018"/>
        </table:table-row>
        <table:table-row table:style-name="ro5">
          <table:table-cell/>
          <table:table-cell table:style-name="ce20" table:number-columns-repeated="2"/>
          <table:table-cell table:style-name="ce19"/>
          <table:table-cell table:style-name="ce36"/>
          <table:table-cell table:style-name="ce28"/>
          <table:table-cell table:number-columns-repeated="1018"/>
        </table:table-row>
        <table:table-row table:style-name="ro5">
          <table:table-cell/>
          <table:table-cell table:style-name="ce27"/>
          <table:table-cell table:style-name="ce37" table:number-columns-repeated="3"/>
          <table:table-cell table:style-name="ce28"/>
          <table:table-cell table:number-columns-repeated="1018"/>
        </table:table-row>
        <table:table-row table:style-name="ro1">
          <table:table-cell/>
          <table:table-cell table:style-name="ce28"/>
          <table:table-cell table:style-name="ce20" table:number-columns-repeated="3"/>
          <table:table-cell table:style-name="ce28"/>
          <table:table-cell table:number-columns-repeated="1018"/>
        </table:table-row>
        <table:table-row table:style-name="ro5" table:number-rows-repeated="2">
          <table:table-cell/>
          <table:table-cell table:style-name="ce28"/>
          <table:table-cell table:style-name="ce20" table:number-columns-repeated="3"/>
          <table:table-cell table:style-name="ce28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/>
          <table:table-cell table:style-name="ce38" table:number-columns-repeated="3"/>
          <table:table-cell table:style-name="ce28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8" table:number-columns-repeated="2"/>
          <table:table-cell table:style-name="ce44"/>
          <table:table-cell table:style-name="ce47"/>
          <table:table-cell table:style-name="ce28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time-style style:name="N133">
      <number:minutes number:style="long"/>
      <number:text>:</number:text>
      <number:seconds number:style="long" number:decimal-places="1"/>
    </number:time-style>
    <number:number-style style:name="N132P0" style:volatile="true">
      <number:text>$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27">
      <number:month/>
      <number:text>/</number:text>
      <number:day/>
      <number:text>/</number:text>
      <number:year number:style="long"/>
    </number:dat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1">
      <number:day/>
      <number:text>-</number:text>
      <number:month number:textual="true"/>
    </number:date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8">
      <number:minutes number:style="long"/>
      <number:text>:</number:text>
      <number:seconds number:style="long"/>
    </number:time-style>
    <number:currency-style style:name="N14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1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4">
      <number:month number:textual="true"/>
      <number:text>-</number:text>
      <number:year/>
    </number:date-style>
    <number:date-style style:name="N14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08">
      <number:day/>
      <number:text>-</number:text>
      <number:month number:textual="true"/>
      <number:text>-</number:text>
      <number:year/>
    </number:date-style>
    <number:time-style style:name="N107">
      <number:hours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5-08-10T14:24:36.654320221</dc:date>
    <meta:editing-cycles>103</meta:editing-cycles>
    <meta:editing-duration>PT8H8M17S</meta:editing-duration>
    <meta:generator>LibreOffice/7.3.7.2$Linux_X86_64 LibreOffice_project/30$Build-2</meta:generator>
    <meta:print-date>2025-07-08T09:10:12.255517720</meta:print-date>
    <meta:document-statistic meta:table-count="1" meta:cell-count="66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